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5.831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8.87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457cm"/>
    </style:style>
    <style:style style:name="co12" style:family="table-column">
      <style:table-column-properties fo:break-before="auto" style:column-width="5.803cm"/>
    </style:style>
    <style:style style:name="co13" style:family="table-column">
      <style:table-column-properties fo:break-before="auto" style:column-width="4.964cm"/>
    </style:style>
    <style:style style:name="co14" style:family="table-column">
      <style:table-column-properties fo:break-before="auto" style:column-width="5.489cm"/>
    </style:style>
    <style:style style:name="co15" style:family="table-column">
      <style:table-column-properties fo:break-before="auto" style:column-width="6.562cm"/>
    </style:style>
    <style:style style:name="co16" style:family="table-column">
      <style:table-column-properties fo:break-before="auto" style:column-width="3.995cm"/>
    </style:style>
    <style:style style:name="co17" style:family="table-column">
      <style:table-column-properties fo:break-before="auto" style:column-width="4.436cm"/>
    </style:style>
    <style:style style:name="co18" style:family="table-column">
      <style:table-column-properties fo:break-before="auto" style:column-width="5.994cm"/>
    </style:style>
    <style:style style:name="co19" style:family="table-column">
      <style:table-column-properties fo:break-before="auto" style:column-width="5.299cm"/>
    </style:style>
    <style:style style:name="co20" style:family="table-column">
      <style:table-column-properties fo:break-before="auto" style:column-width="4.184cm"/>
    </style:style>
    <style:style style:name="co21" style:family="table-column">
      <style:table-column-properties fo:break-before="auto" style:column-width="3.406cm"/>
    </style:style>
    <style:style style:name="co22" style:family="table-column">
      <style:table-column-properties fo:break-before="auto" style:column-width="3.974cm"/>
    </style:style>
    <style:style style:name="co23" style:family="table-column">
      <style:table-column-properties fo:break-before="auto" style:column-width="10.474cm"/>
    </style:style>
    <style:style style:name="co24" style:family="table-column">
      <style:table-column-properties fo:break-before="auto" style:column-width="4.163cm"/>
    </style:style>
    <style:style style:name="co25" style:family="table-column">
      <style:table-column-properties fo:break-before="auto" style:column-width="5.867cm"/>
    </style:style>
    <style:style style:name="co26" style:family="table-column">
      <style:table-column-properties fo:break-before="auto" style:column-width="4.332cm"/>
    </style:style>
    <style:style style:name="co27" style:family="table-column">
      <style:table-column-properties fo:break-before="auto" style:column-width="4.101cm"/>
    </style:style>
    <style:style style:name="co28" style:family="table-column">
      <style:table-column-properties fo:break-before="auto" style:column-width="4.563cm"/>
    </style:style>
    <style:style style:name="co29" style:family="table-column">
      <style:table-column-properties fo:break-before="auto" style:column-width="4.66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486cm"/>
    </style:style>
    <style:style style:name="co32" style:family="table-column">
      <style:table-column-properties fo:break-before="auto" style:column-width="3.637cm"/>
    </style:style>
    <style:style style:name="co33" style:family="table-column">
      <style:table-column-properties fo:break-before="auto" style:column-width="2.859cm"/>
    </style:style>
    <style:style style:name="co34" style:family="table-column">
      <style:table-column-properties fo:break-before="auto" style:column-width="4.205cm"/>
    </style:style>
    <style:style style:name="co35" style:family="table-column">
      <style:table-column-properties fo:break-before="auto" style:column-width="4.038cm"/>
    </style:style>
    <style:style style:name="co36" style:family="table-column">
      <style:table-column-properties fo:break-before="auto" style:column-width="3.47cm"/>
    </style:style>
    <style:style style:name="co37" style:family="table-column">
      <style:table-column-properties fo:break-before="auto" style:column-width="5.004cm"/>
    </style:style>
    <style:style style:name="co38" style:family="table-column">
      <style:table-column-properties fo:break-before="auto" style:column-width="5.237cm"/>
    </style:style>
    <style:style style:name="co39" style:family="table-column">
      <style:table-column-properties fo:break-before="auto" style:column-width="6.225cm"/>
    </style:style>
    <style:style style:name="co40" style:family="table-column">
      <style:table-column-properties fo:break-before="auto" style:column-width="10.747cm"/>
    </style:style>
    <style:style style:name="co41" style:family="table-column">
      <style:table-column-properties fo:break-before="auto" style:column-width="5.763cm"/>
    </style:style>
    <style:style style:name="co42" style:family="table-column">
      <style:table-column-properties fo:break-before="auto" style:column-width="5.405cm"/>
    </style:style>
    <style:style style:name="co43" style:family="table-column">
      <style:table-column-properties fo:break-before="auto" style:column-width="6.708cm"/>
    </style:style>
    <style:style style:name="co44" style:family="table-column">
      <style:table-column-properties fo:break-before="auto" style:column-width="5.51cm"/>
    </style:style>
    <style:style style:name="co45" style:family="table-column">
      <style:table-column-properties fo:break-before="auto" style:column-width="5.046cm"/>
    </style:style>
    <style:style style:name="co46" style:family="table-column">
      <style:table-column-properties fo:break-before="auto" style:column-width="3.658cm"/>
    </style:style>
    <style:style style:name="co47" style:family="table-column">
      <style:table-column-properties fo:break-before="auto" style:column-width="4.794cm"/>
    </style:style>
    <style:style style:name="co48" style:family="table-column">
      <style:table-column-properties fo:break-before="auto" style:column-width="5.36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모아보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Default"/>
        <table:table-row table:style-name="ro1">
          <table:table-cell table:style-name="Default" office:value-type="string" calcext:value-type="string">
            <text:p>추가테이블:</text:p>
          </table:table-cell>
          <table:table-cell table:style-name="Default" office:value-type="string" calcext:value-type="string">
            <text:p>가맹점 리뷰</text:p>
          </table:table-cell>
          <table:table-cell table:style-name="Default" office:value-type="string" calcext:value-type="string">
            <text:p>쿠폰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/>
          <table:table-cell table:style-name="Default" office:value-type="string" calcext:value-type="string">
            <text:p>users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 영문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 및 DEFAULT값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user_no_seq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아이디</text:p>
          </table:table-cell>
          <table:table-cell table:style-name="Default"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_birth</text:p>
          </table:table-cell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er_gender</text:p>
          </table:table-cell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_reg_date</text:p>
          </table:table-cell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등급테이블 PK를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_quit_yn</text:p>
          </table:table-cell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er_quit_reason</text:p>
          </table:table-cell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er_quit_detail</text:p>
          </table:table-cell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_order_count</text:p>
          </table:table-cell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ck_order_no</text:p>
          </table:table-cell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주문테이블 PK를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/>
          <table:table-cell table:style-name="Default" office:value-type="string" calcext:value-type="string">
            <text:p>deliver_location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location_no_seq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cation_addr_first</text:p>
          </table:table-cell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주소는 3개 합친것이 UNIQ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tion_addr_second</text:p>
          </table:table-cell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cation_addr_detail</text:p>
          </table:table-cell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/>
          <table:table-cell table:style-name="Default" office:value-type="string" calcext:value-type="string">
            <text:p>grad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_order_count</text:p>
          </table:table-cell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de_order_price</text:p>
          </table:table-cell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de_discount_rate</text:p>
          </table:table-cell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de_achieved_date</text:p>
          </table:table-cell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/>
          <table:table-cell office:value-type="string" calcext:value-type="string">
            <text:p>등급 획득 후 1년이 지나면 리셋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/>
          <table:table-cell table:style-name="Default" office:value-type="string" calcext:value-type="string">
            <text:p>branch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가맹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branch_no_seq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ch_addr_first</text:p>
          </table:table-cell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ch_addr_second</text:p>
          </table:table-cell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ranch_addr_detail</text:p>
          </table:table-cell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<text:span text:style-name="T1">제약조건으로 가맹점 주소 3개 합친 것이 UNIQUE가 되어야 </text:span>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anch_tel</text:p>
          </table:table-cell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ch_reg_date</text:p>
          </table:table-cell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ch_parking_yn</text:p>
          </table:table-cell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open_time</text:p>
          </table:table-cell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ch_close_time</text:p>
          </table:table-cell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ranch_comment</text:p>
          </table:table-cell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ch_discount_rate</text:p>
          </table:table-cell>
          <table:table-cell office:value-type="string" calcext:value-type="string">
            <text:p>매장별 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ranch_quit_yn</text:p>
          </table:table-cell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이벤트</text:p>
          </table:table-cell>
          <table:table-cell table:style-name="Default"/>
          <table:table-cell table:style-name="Default" office:value-type="string" calcext:value-type="string">
            <text:p>event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ent_no</text:p>
          </table:table-cell>
          <table:table-cell office:value-type="string" calcext:value-type="string">
            <text:p>이벤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vent_start_date</text:p>
          </table:table-cell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_end_date</text:p>
          </table:table-cell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ent_discount_rate</text:p>
          </table:table-cell>
          <table:table-cell office:value-type="string" calcext:value-type="string">
            <text:p>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ent_disable_yn</text:p>
          </table:table-cell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event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3" table:number-columns-repeated="1023"/>
        </table:table-row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/>
          <table:table-cell table:style-name="Default" office:value-type="string" calcext:value-type="string">
            <text:p>question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writer</text:p>
          </table:table-cell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user_id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stion_title</text:p>
          </table:table-cell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stion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ed_yn</text:p>
          </table:table-cell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stion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estion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/>
          <table:table-cell table:style-name="Default" office:value-type="string" calcext:value-type="string">
            <text:p>answ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sw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문의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swer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swer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/>
          <table:table-cell table:style-name="Default" office:value-type="string" calcext:value-type="string">
            <text:p>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der_no</text:p>
          </table:table-cell>
          <table:table-cell office:value-type="string" calcext:value-type="string">
            <text:p>주문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_total_price</text:p>
          </table:table-cell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상세테이블에서 계산해서 넣어줄것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_discount_price</text:p>
          </table:table-cell>
          <table:table-cell office:value-type="string" calcext:value-type="string">
            <text:p>할인 적용된 가격(결제금액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자등급과 연계해서 할인까지 끝난 금액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DEFAULT 0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_receiver_name</text:p>
          </table:table-cell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rder_receiver_tel</text:p>
          </table:table-cell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, 사용자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der_request_time</text:p>
          </table:table-cell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rder_request_detail</text:p>
          </table:table-cell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배송지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주문 유형(order/cart)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: O, 장바구니 : C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der_reg_date</text:p>
          </table:table-cell>
          <table:table-cell office:value-type="string" calcext:value-type="string">
            <text:p>주문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/>
          <table:table-cell table:style-name="Default" office:value-type="string" calcext:value-type="string">
            <text:p>pizza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izza_name</text:p>
          </table:table-cell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za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zza_L_price</text:p>
          </table:table-cell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M_price</text:p>
          </table:table-cell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izza_disable_yn</text:p>
          </table:table-cell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zza_reg_date</text:p>
          </table:table-cell>
          <table:table-cell office:value-type="string" calcext:value-type="string">
            <text:p>피자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/>
          <table:table-cell table:style-name="Default" office:value-type="string" calcext:value-type="string">
            <text:p>side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de_name</text:p>
          </table:table-cell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price</text:p>
          </table:table-cell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기타 메뉴 테이블</text:p>
          </table:table-cell>
          <table:table-cell table:style-name="Default"/>
          <table:table-cell table:style-name="Default" office:value-type="string" calcext:value-type="string">
            <text:p>etc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메뉴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tc_name</text:p>
          </table:table-cell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price</text:p>
          </table:table-cell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/>
          <table:table-cell table:style-name="Default" office:value-type="string" calcext:value-type="string">
            <text:p>topping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pping_name</text:p>
          </table:table-cell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pping_price</text:p>
          </table:table-cell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pping_category</text:p>
          </table:table-cell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/>
          <table:table-cell table:style-name="Default" office:value-type="string" calcext:value-type="string">
            <text:p>pizza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zza_size</text:p>
          </table:table-cell>
          <table:table-cell office:value-type="string" calcext:value-type="string">
            <text:p>피자 크기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,M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gh_no</text:p>
          </table:table-cell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gh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zza_order_amount</text:p>
          </table:table-cell>
          <table:table-cell office:value-type="string" calcext:value-type="string">
            <text:p>피자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order_price</text:p>
          </table:table-cell>
          <table:table-cell office:value-type="string" calcext:value-type="string">
            <text:p>피자 주문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(pizza 테이블 피자가격 + dough 테이블 dough 가격) * amount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zza_discount_price</text:p>
          </table:table-cell>
          <table:table-cell office:value-type="string" calcext:value-type="string">
            <text:p>할인 적용된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/>
          <table:table-cell table:style-name="Default" office:value-type="string" calcext:value-type="string">
            <text:p>topping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order_no</text:p>
          </table:table-cell>
          <table:table-cell office:value-type="string" calcext:value-type="string">
            <text:p>토핑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주문 상세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ping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ping_order_amount</text:p>
          </table:table-cell>
          <table:table-cell office:value-type="string" calcext:value-type="string">
            <text:p>토핑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최대값 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ping_order_price</text:p>
          </table:table-cell>
          <table:table-cell office:value-type="string" calcext:value-type="string">
            <text:p>토핑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pping 테이블 price * amount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/>
          <table:table-cell table:style-name="Default" office:value-type="string" calcext:value-type="string">
            <text:p>side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order_no</text:p>
          </table:table-cell>
          <table:table-cell office:value-type="string" calcext:value-type="string">
            <text:p>사이드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de_order_price</text:p>
          </table:table-cell>
          <table:table-cell office:value-type="string" calcext:value-type="string">
            <text:p>사이드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de테이블 side가격 * amoun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de_discount_price</text:p>
          </table:table-cell>
          <table:table-cell office:value-type="string" calcext:value-type="string">
            <text:p>사이드 할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/>
          <table:table-cell table:style-name="Default" office:value-type="string" calcext:value-type="string">
            <text:p>etc_orders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order_no</text:p>
          </table:table-cell>
          <table:table-cell office:value-type="string" calcext:value-type="string">
            <text:p>기타메뉴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기타 메뉴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c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c_order_price</text:p>
          </table:table-cell>
          <table:table-cell office:value-type="string" calcext:value-type="string">
            <text:p>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tc 테이블 etc 가격 * amoun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</table:table>
      <table:table table:name="user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2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/>
          <table:table-cell table:style-name="Default" office:value-type="string" calcext:value-type="string">
            <text:p>user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 영문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 및 DEFAULT값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user_no_se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아이디</text:p>
          </table:table-cell>
          <table:table-cell table:style-name="Default"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_birth</text:p>
          </table:table-cell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er_gender</text:p>
          </table:table-cell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_reg_date</text:p>
          </table:table-cell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등급테이블 PK를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_quit_yn</text:p>
          </table:table-cell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er_quit_reason</text:p>
          </table:table-cell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er_quit_detail</text:p>
          </table:table-cell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_order_count</text:p>
          </table:table-cell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ck_order_no</text:p>
          </table:table-cell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주문테이블 PK를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deliver_locations" table:style-name="ta1"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3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/>
          <table:table-cell table:style-name="Default" office:value-type="string" calcext:value-type="string">
            <text:p>deliver_loca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location_no_se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cation_addr_first</text:p>
          </table:table-cell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주소는 3개 합친것이 UNIQU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tion_addr_second</text:p>
          </table:table-cell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cation_addr_detail</text:p>
          </table:table-cell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grades" table:style-name="ta1">
        <table:table-column table:style-name="co10" table:default-cell-style-name="ce1"/>
        <table:table-column table:style-name="co11" table:default-cell-style-name="ce1"/>
        <table:table-column table:style-name="co17" table:default-cell-style-name="ce1"/>
        <table:table-column table:style-name="co10" table:number-columns-repeated="3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/>
          <table:table-cell table:style-name="Default" office:value-type="string" calcext:value-type="string">
            <text:p>grad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de_name</text:p>
          </table:table-cell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_order_count</text:p>
          </table:table-cell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de_order_price</text:p>
          </table:table-cell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 0, 이걸로 등급을 결정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de_discount_rate</text:p>
          </table:table-cell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de_achieved_date</text:p>
          </table:table-cell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/>
          <table:table-cell office:value-type="string" calcext:value-type="string">
            <text:p>등급 획득 후 1년이 지나면 리셋</text:p>
          </table:table-cell>
        </table:table-row>
      </table:table>
      <table:table table:name="branches" table:style-name="ta1"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22" table:default-cell-style-name="ce1"/>
        <table:table-column table:style-name="co10" table:default-cell-style-name="ce1"/>
        <table:table-column table:style-name="co23" table:default-cell-style-name="ce1"/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/>
          <table:table-cell table:style-name="Default" office:value-type="string" calcext:value-type="string">
            <text:p>branch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가맹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branch_no_seq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ch_addr_first</text:p>
          </table:table-cell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ch_addr_second</text:p>
          </table:table-cell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ranch_addr_detail</text:p>
          </table:table-cell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<text:span text:style-name="T1">제약조건으로 가맹점 주소 3개 합친 것이 UNIQUE가 되어야 </text:span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anch_tel</text:p>
          </table:table-cell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anch_reg_date</text:p>
          </table:table-cell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anch_parking_yn</text:p>
          </table:table-cell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open_time</text:p>
          </table:table-cell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nch_close_time</text:p>
          </table:table-cell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ranch_comment</text:p>
          </table:table-cell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anch_discount_rate</text:p>
          </table:table-cell>
          <table:table-cell office:value-type="string" calcext:value-type="string">
            <text:p>매장별 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ranch_quit_yn</text:p>
          </table:table-cell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</table:table>
      <table:table table:name="events" table:style-name="ta1">
        <table:table-column table:style-name="co10" table:default-cell-style-name="ce1"/>
        <table:table-column table:style-name="co24" table:default-cell-style-name="ce1"/>
        <table:table-column table:style-name="co10" table:number-columns-repeated="4" table:default-cell-style-name="ce1"/>
        <table:table-column table:style-name="co25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이벤트</text:p>
          </table:table-cell>
          <table:table-cell table:style-name="Default"/>
          <table:table-cell table:style-name="Default" office:value-type="string" calcext:value-type="string">
            <text:p>event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vent_no</text:p>
          </table:table-cell>
          <table:table-cell office:value-type="string" calcext:value-type="string">
            <text:p>이벤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vent_start_date</text:p>
          </table:table-cell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_end_date</text:p>
          </table:table-cell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vent_discount_rate</text:p>
          </table:table-cell>
          <table:table-cell office:value-type="string" calcext:value-type="string">
            <text:p>할인율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FAULT 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ent_disable_yn</text:p>
          </table:table-cell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event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questions" table:style-name="ta1">
        <table:table-column table:style-name="co10" table:default-cell-style-name="ce1"/>
        <table:table-column table:style-name="co26" table:default-cell-style-name="ce1"/>
        <table:table-column table:style-name="co10" table:number-columns-repeated="4" table:default-cell-style-name="ce1"/>
        <table:table-column table:style-name="co16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/>
          <table:table-cell table:style-name="Default" office:value-type="string" calcext:value-type="string">
            <text:p>ques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writer</text:p>
          </table:table-cell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사용자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stion_title</text:p>
          </table:table-cell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stion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ed_yn</text:p>
          </table:table-cell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stion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estion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2"/>
        </table:table-row>
      </table:table>
      <table:table table:name="answers" table:style-name="ta1">
        <table:table-column table:style-name="co10" table:default-cell-style-name="ce1"/>
        <table:table-column table:style-name="co17" table:default-cell-style-name="ce1"/>
        <table:table-column table:style-name="co10" table:number-columns-repeated="4" table:default-cell-style-name="ce1"/>
        <table:table-column table:style-name="co27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/>
          <table:table-cell table:style-name="Default" office:value-type="string" calcext:value-type="string">
            <text:p>answ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swer_no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ion_no</text:p>
          </table:table-cell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문의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swer_content</text:p>
          </table:table-cell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swer_del_yn</text:p>
          </table:table-cell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swer_reg_date</text:p>
          </table:table-cell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orders" table:style-name="ta1"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0" table:number-columns-repeated="3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/>
          <table:table-cell table:style-name="Default" office:value-type="string" calcext:value-type="string">
            <text:p>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/>
          <table:table-cell office:value-type="string" calcext:value-type="string">
            <text:p>order_no</text:p>
          </table:table-cell>
          <table:table-cell office:value-type="string" calcext:value-type="string">
            <text:p>주문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_total_price</text:p>
          </table:table-cell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연결된 모든 주문상세 테이블의 금액 계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_discount_price</text:p>
          </table:table-cell>
          <table:table-cell office:value-type="string" calcext:value-type="string">
            <text:p>할인 적용된 가격(결제금액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연결된 모든 주문상세 테이블의 금액 계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DEFAULT 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_receiver_name</text:p>
          </table:table-cell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rder_receiver_tel</text:p>
          </table:table-cell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NULL, 사용자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der_request_time</text:p>
          </table:table-cell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DEFAULT SYS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ranch_no</text:p>
          </table:table-cell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rder_request_detail</text:p>
          </table:table-cell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ation_no</text:p>
          </table:table-cell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배송지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주문 유형(order/cart)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: O, 장바구니 : C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der_reg_date</text:p>
          </table:table-cell>
          <table:table-cell office:value-type="string" calcext:value-type="string">
            <text:p>주문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pizzas" table:style-name="ta1">
        <table:table-column table:style-name="co10" table:default-cell-style-name="ce1"/>
        <table:table-column table:style-name="co32" table:default-cell-style-name="ce1"/>
        <table:table-column table:style-name="co10" table:number-columns-repeated="4" table:default-cell-style-name="ce1"/>
        <table:table-column table:style-name="co28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/>
          <table:table-cell table:style-name="Default" office:value-type="string" calcext:value-type="string">
            <text:p>pizza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izza_name</text:p>
          </table:table-cell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za_image_src</text:p>
          </table:table-cell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zza_L_price</text:p>
          </table:table-cell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M_price</text:p>
          </table:table-cell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izza_disable_yn</text:p>
          </table:table-cell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zza_reg_date</text:p>
          </table:table-cell>
          <table:table-cell office:value-type="string" calcext:value-type="string">
            <text:p>피자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4"/>
        </table:table-row>
      </table:table>
      <table:table table:name="sides" table:style-name="ta1">
        <table:table-column table:style-name="co10" table:default-cell-style-name="ce1"/>
        <table:table-column table:style-name="co33" table:default-cell-style-name="ce1"/>
        <table:table-column table:style-name="co10" table:number-columns-repeated="4" table:default-cell-style-name="ce1"/>
        <table:table-column table:style-name="co34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/>
          <table:table-cell table:style-name="Default" office:value-type="string" calcext:value-type="string">
            <text:p>side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de_name</text:p>
          </table:table-cell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price</text:p>
          </table:table-cell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etcs" table:style-name="ta1">
        <table:table-column table:style-name="co10" table:number-columns-repeated="6" table:default-cell-style-name="ce1"/>
        <table:table-column table:style-name="co35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기타 메뉴 테이블</text:p>
          </table:table-cell>
          <table:table-cell table:style-name="Default"/>
          <table:table-cell table:style-name="Default" office:value-type="string" calcext:value-type="string">
            <text:p>etc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메뉴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tc_name</text:p>
          </table:table-cell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price</text:p>
          </table:table-cell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toppings" table:style-name="ta1">
        <table:table-column table:style-name="co10" table:default-cell-style-name="ce1"/>
        <table:table-column table:style-name="co36" table:default-cell-style-name="ce1"/>
        <table:table-column table:style-name="co10" table:number-columns-repeated="4" table:default-cell-style-name="ce1"/>
        <table:table-column table:style-name="co37" table:default-cell-style-name="ce1"/>
        <table:table-column table:style-name="co10" table:number-columns-repeated="2" table:default-cell-style-name="ce1"/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/>
          <table:table-cell table:style-name="Default" office:value-type="string" calcext:value-type="string">
            <text:p>topping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pping_name</text:p>
          </table:table-cell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pping_price</text:p>
          </table:table-cell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pping_category</text:p>
          </table:table-cell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pizza_orders" table:style-name="ta1">
        <table:table-column table:style-name="co10" table:default-cell-style-name="ce1"/>
        <table:table-column table:style-name="co38" table:default-cell-style-name="ce1"/>
        <table:table-column table:style-name="co10" table:number-columns-repeated="4" table:default-cell-style-name="ce1"/>
        <table:table-column table:style-name="co39" table:default-cell-style-name="ce1"/>
        <table:table-column table:style-name="co10" table:default-cell-style-name="ce1"/>
        <table:table-column table:style-name="co40" table:default-cell-style-name="ce1"/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/>
          <table:table-cell table:style-name="Default" office:value-type="string" calcext:value-type="string">
            <text:p>pizza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no</text:p>
          </table:table-cell>
          <table:table-cell office:value-type="string" calcext:value-type="string">
            <text:p>피자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zza_size</text:p>
          </table:table-cell>
          <table:table-cell office:value-type="string" calcext:value-type="string">
            <text:p>피자 크기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,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gh_no</text:p>
          </table:table-cell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gh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zza_order_amount</text:p>
          </table:table-cell>
          <table:table-cell office:value-type="string" calcext:value-type="string">
            <text:p>피자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_order_price</text:p>
          </table:table-cell>
          <table:table-cell office:value-type="string" calcext:value-type="string">
            <text:p>피자 주문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(pizza 테이블 피자가격 + dough 테이블 dough 가격) * amou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zza_discount_price</text:p>
          </table:table-cell>
          <table:table-cell office:value-type="string" calcext:value-type="string">
            <text:p>할인 적용된 가격(도우가격 포함)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ade 테이블 discount * order_pr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topping_orders" table:style-name="ta1">
        <table:table-column table:style-name="co10" table:default-cell-style-name="ce1"/>
        <table:table-column table:style-name="co41" table:default-cell-style-name="ce1"/>
        <table:table-column table:style-name="co10" table:number-columns-repeated="4" table:default-cell-style-name="ce1"/>
        <table:table-column table:style-name="co42" table:default-cell-style-name="ce1"/>
        <table:table-column table:style-name="co10" table:default-cell-style-name="ce1"/>
        <table:table-column table:style-name="co43" table:default-cell-style-name="ce1"/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/>
          <table:table-cell table:style-name="Default" office:value-type="string" calcext:value-type="string">
            <text:p>topping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pping_order_no</text:p>
          </table:table-cell>
          <table:table-cell office:value-type="string" calcext:value-type="string">
            <text:p>토핑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za_order_no</text:p>
          </table:table-cell>
          <table:table-cell office:value-type="string" calcext:value-type="string">
            <text:p>피자 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zza 주문 상세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ping_no</text:p>
          </table:table-cell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ping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ping_order_amount</text:p>
          </table:table-cell>
          <table:table-cell office:value-type="string" calcext:value-type="string">
            <text:p>토핑 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최대값 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ping_order_price</text:p>
          </table:table-cell>
          <table:table-cell office:value-type="string" calcext:value-type="string">
            <text:p>토핑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pping 테이블 price * amount</text:p>
          </table:table-cell>
        </table:table-row>
      </table:table>
      <table:table table:name="side_orders" table:style-name="ta1">
        <table:table-column table:style-name="co10" table:default-cell-style-name="ce1"/>
        <table:table-column table:style-name="co12" table:default-cell-style-name="ce1"/>
        <table:table-column table:style-name="co10" table:number-columns-repeated="4" table:default-cell-style-name="ce1"/>
        <table:table-column table:style-name="co44" table:default-cell-style-name="ce1"/>
        <table:table-column table:style-name="co10" table:default-cell-style-name="ce1"/>
        <table:table-column table:style-name="co15" table:default-cell-style-name="ce1"/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/>
          <table:table-cell table:style-name="Default" office:value-type="string" calcext:value-type="string">
            <text:p>side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de_order_no</text:p>
          </table:table-cell>
          <table:table-cell office:value-type="string" calcext:value-type="string">
            <text:p>사이드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no</text:p>
          </table:table-cell>
          <table:table-cell office:value-type="string" calcext:value-type="string">
            <text:p>사이드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de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de_order_price</text:p>
          </table:table-cell>
          <table:table-cell office:value-type="string" calcext:value-type="string">
            <text:p>사이드 주문 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de테이블 side가격 * amount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table table:name="etc_orders" table:style-name="ta1">
        <table:table-column table:style-name="co10" table:default-cell-style-name="ce1"/>
        <table:table-column table:style-name="co45" table:default-cell-style-name="ce1"/>
        <table:table-column table:style-name="co46" table:default-cell-style-name="ce1"/>
        <table:table-column table:style-name="co10" table:number-columns-repeated="3" table:default-cell-style-name="ce1"/>
        <table:table-column table:style-name="co47" table:default-cell-style-name="ce1"/>
        <table:table-column table:style-name="co10" table:default-cell-style-name="ce1"/>
        <table:table-column table:style-name="co48" table:default-cell-style-name="ce1"/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/>
          <table:table-cell table:style-name="Default" office:value-type="string" calcext:value-type="string">
            <text:p>etc_order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필요한 기능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tc_order_no</text:p>
          </table:table-cell>
          <table:table-cell office:value-type="string" calcext:value-type="string">
            <text:p>기타메뉴 주문 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c_no</text:p>
          </table:table-cell>
          <table:table-cell office:value-type="string" calcext:value-type="string">
            <text:p>기타 메뉴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c 테이블 pk 참조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c_order_amount</text:p>
          </table:table-cell>
          <table:table-cell office:value-type="string" calcext:value-type="string">
            <text:p>수량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c_order_price</text:p>
          </table:table-cell>
          <table:table-cell office:value-type="string" calcext:value-type="string">
            <text:p>가격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tc 테이블 etc 가격 * am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주문 번호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 테이블 pk 참조</text:p>
          </table:table-cell>
          <table:table-cell office:value-type="string" calcext:value-type="string">
            <text:p>F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00/00/00</text:date>, <text:time style:data-style-name="N2" text:time-value="14:28:20.949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6:51:02.229000000</meta:creation-date>
    <dc:date>2020-06-12T17:38:17.204000000</dc:date>
    <meta:editing-duration>PT3H46M46S</meta:editing-duration>
    <meta:editing-cycles>110</meta:editing-cycles>
    <meta:generator>LibreOffice/6.4.3.2$Windows_X86_64 LibreOffice_project/747b5d0ebf89f41c860ec2a39efd7cb15b54f2d8</meta:generator>
    <meta:document-statistic meta:table-count="17" meta:cell-count="1758" meta:object-count="0"/>
  </office:meta>
</office:document-meta>
</file>